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70000000656F45258058D6813.png" manifest:media-type="image/png"/>
  <manifest:file-entry manifest:full-path="Pictures/100002010000000800000006638C330C14ED13D7.png" manifest:media-type="image/png"/>
  <manifest:file-entry manifest:full-path="Pictures/1000040B000000D5000000973C0D0312DA07188D.svg" manifest:media-type="image/svg+xml"/>
  <manifest:file-entry manifest:full-path="Pictures/100011F10000022200000124A8231B8843BF680D.svg" manifest:media-type="image/svg+xml"/>
  <manifest:file-entry manifest:full-path="Pictures/10000A2E00000227000000EFE17894D1B4E875EB.svg" manifest:media-type="image/svg+xml"/>
  <manifest:file-entry manifest:full-path="Pictures/10000201000000150000000BB0F6C3E7DF509327.png" manifest:media-type="image/png"/>
  <manifest:file-entry manifest:full-path="Pictures/1000118F000007AD000000E26E6894CF91902041.svg" manifest:media-type="image/svg+xml"/>
  <manifest:file-entry manifest:full-path="Pictures/10001E9D00000B8F0000015E679C0035993B798E.svg" manifest:media-type="image/svg+xml"/>
  <manifest:file-entry manifest:full-path="Pictures/10000201000000700000000D68EE5C2A0E63E546.png" manifest:media-type="image/png"/>
  <manifest:file-entry manifest:full-path="Pictures/100002010000004A00000009B37ABFAB04F6ECEB.png" manifest:media-type="image/png"/>
  <manifest:file-entry manifest:full-path="Pictures/100003C7000000C100000097C6944D1F9E9FEC29.svg" manifest:media-type="image/svg+xml"/>
  <manifest:file-entry manifest:full-path="Pictures/1000020100000015000000098C55DE0FA8971AB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text-properties officeooo:rsid="00185570" officeooo:paragraph-rsid="00185570"/>
    </style:style>
    <style:style style:name="P2" style:family="paragraph" style:parent-style-name="Title">
      <style:text-properties officeooo:rsid="001619dd" officeooo:paragraph-rsid="001619dd"/>
    </style:style>
    <style:style style:name="P3" style:family="paragraph" style:parent-style-name="Standard">
      <style:text-properties officeooo:rsid="001f4077" officeooo:paragraph-rsid="001f4077"/>
    </style:style>
    <style:style style:name="P4" style:family="paragraph" style:parent-style-name="Standard">
      <style:paragraph-properties fo:text-align="start" style:justify-single-word="false"/>
      <style:text-properties officeooo:rsid="0018e200" officeooo:paragraph-rsid="001f4077"/>
    </style:style>
    <style:style style:name="P5" style:family="paragraph" style:parent-style-name="Standard">
      <style:paragraph-properties fo:text-align="start" style:justify-single-word="false"/>
      <style:text-properties officeooo:rsid="0021d0b3" officeooo:paragraph-rsid="001f4077"/>
    </style:style>
    <style:style style:name="P6" style:family="paragraph" style:parent-style-name="Standard">
      <style:paragraph-properties fo:text-align="start" style:justify-single-word="false"/>
      <style:text-properties officeooo:rsid="0021d0b3" officeooo:paragraph-rsid="0021d0b3"/>
    </style:style>
    <style:style style:name="P7" style:family="paragraph" style:parent-style-name="Text_20_body" style:list-style-name="L1">
      <style:text-properties officeooo:rsid="00185570" officeooo:paragraph-rsid="00185570"/>
    </style:style>
    <style:style style:name="P8" style:family="paragraph" style:parent-style-name="Text_20_body" style:list-style-name="L1">
      <style:paragraph-properties fo:text-align="start" style:justify-single-word="false"/>
      <style:text-properties officeooo:rsid="00185570" officeooo:paragraph-rsid="00185570"/>
    </style:style>
    <style:style style:name="P9" style:family="paragraph" style:parent-style-name="Text_20_body" style:list-style-name="L2">
      <style:paragraph-properties fo:text-align="start" style:justify-single-word="false"/>
      <style:text-properties officeooo:rsid="00185570" officeooo:paragraph-rsid="0018e200"/>
    </style:style>
    <style:style style:name="P10" style:family="paragraph" style:parent-style-name="Text_20_body">
      <style:text-properties officeooo:rsid="00185570" officeooo:paragraph-rsid="002580d1"/>
    </style:style>
    <style:style style:name="P11" style:family="paragraph" style:parent-style-name="Text_20_body">
      <style:paragraph-properties fo:text-align="start" style:justify-single-word="false"/>
      <style:text-properties officeooo:rsid="0018e200" officeooo:paragraph-rsid="001df896"/>
    </style:style>
    <style:style style:name="P12" style:family="paragraph" style:parent-style-name="Text_20_body" style:list-style-name="L2">
      <style:paragraph-properties fo:text-align="start" style:justify-single-word="false"/>
      <style:text-properties officeooo:paragraph-rsid="0018e200"/>
    </style:style>
    <style:style style:name="P13" style:family="paragraph" style:parent-style-name="Text_20_body">
      <style:text-properties officeooo:rsid="002270d3" officeooo:paragraph-rsid="002270d3"/>
    </style:style>
    <style:style style:name="P14" style:family="paragraph" style:parent-style-name="Text_20_body" style:list-style-name="L3">
      <style:paragraph-properties fo:text-align="start" style:justify-single-word="false"/>
      <style:text-properties officeooo:rsid="002270d3" officeooo:paragraph-rsid="002270d3"/>
    </style:style>
    <style:style style:name="P15" style:family="paragraph" style:parent-style-name="Heading_20_1">
      <style:text-properties officeooo:rsid="00168efc" officeooo:paragraph-rsid="00168efc"/>
    </style:style>
    <style:style style:name="P16" style:family="paragraph" style:parent-style-name="Heading_20_1">
      <style:text-properties officeooo:rsid="002270d3" officeooo:paragraph-rsid="002270d3"/>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85570"/>
    </style:style>
    <style:style style:name="T2" style:family="text">
      <style:text-properties officeooo:rsid="0018e200"/>
    </style:style>
    <style:style style:name="T3" style:family="text">
      <style:text-properties officeooo:rsid="001a5bf3"/>
    </style:style>
    <style:style style:name="T4" style:family="text">
      <style:text-properties officeooo:rsid="001df896"/>
    </style:style>
    <style:style style:name="T5" style:family="text">
      <style:text-properties officeooo:rsid="002456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kflow</text:p>
      <text:h text:style-name="P15" text:outline-level="1">TAU2</text:h>
      <text:p text:style-name="P10">Das Weitere gilt für jeden Zeitschritt t. Die dialektische Struktur <draw:g text:anchor-type="as-char" svg:y="-0.18cm" draw:z-index="7" draw:style-name="gr1"><svg:title>TexMaths</svg:title><svg:desc>12§display§\tau§svg§600§FALSE§</svg:desc><draw:frame draw:style-name="gr2"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text:s/>wird vereinfacht in Bezug auf ihre Kontradiktionen. </text:p>
      <text:list xml:id="list596465544" text:style-name="L1">
        <text:list-item>
          <text:p text:style-name="P7">Die Menge aller Kontradiktionen wird gebildet</text:p>
        </text:list-item>
        <text:list-item>
          <text:p text:style-name="P8">Äquivalenzklassen <draw:g text:anchor-type="as-char" svg:y="-0.286cm" draw:z-index="0" draw:style-name="gr1"><svg:title>TexMaths</svg:title><svg:desc>12§display§K_{X}§svg§600§FALSE§</svg:desc><draw:frame draw:style-name="gr2" draw:text-style-name="P17" svg:width="0.655cm" svg:height="0.35cm" svg:x="0cm" svg:y="0cm"><draw:image xlink:href="Pictures/100011F10000022200000124A8231B8843BF680D.svg" xlink:type="simple" xlink:show="embed" xlink:actuate="onLoad" loext:mime-type="image/svg+xml"><text:p/></draw:image><draw:image xlink:href="Pictures/10000201000000150000000BB0F6C3E7DF509327.png" xlink:type="simple" xlink:show="embed" xlink:actuate="onLoad" loext:mime-type="image/png"/></draw:frame></draw:g><text:s/>werden gebildet: Ein Satz y ist Element von <draw:g text:anchor-type="as-char" svg:y="-0.286cm" draw:z-index="1" draw:style-name="gr1"><svg:title>TexMaths</svg:title><svg:desc>12§display§K_{X}§svg§600§FALSE§</svg:desc><draw:frame draw:style-name="gr2" draw:text-style-name="P17" svg:width="0.655cm" svg:height="0.35cm" svg:x="0cm" svg:y="0cm"><draw:image xlink:href="Pictures/100011F10000022200000124A8231B8843BF680D.svg" xlink:type="simple" xlink:show="embed" xlink:actuate="onLoad" loext:mime-type="image/svg+xml"><text:p/></draw:image><draw:image xlink:href="Pictures/10000201000000150000000BB0F6C3E7DF509327.png" xlink:type="simple" xlink:show="embed" xlink:actuate="onLoad" loext:mime-type="image/png"/></draw:frame></draw:g>, falls er zu x in einem kontradiktorischen Gegensatz steht. </text:p>
        </text:list-item>
        <text:list-item>
          <text:p text:style-name="P8">Alle Elemente von <draw:g text:anchor-type="as-char" svg:y="-0.286cm" draw:z-index="2" draw:style-name="gr1"><svg:title>TexMaths</svg:title><svg:desc>12§display§K_{X}§svg§600§FALSE§</svg:desc><draw:frame draw:style-name="gr2" draw:text-style-name="P17" svg:width="0.655cm" svg:height="0.35cm" svg:x="0cm" svg:y="0cm"><draw:image xlink:href="Pictures/100011F10000022200000124A8231B8843BF680D.svg" xlink:type="simple" xlink:show="embed" xlink:actuate="onLoad" loext:mime-type="image/svg+xml"><text:p/></draw:image><draw:image xlink:href="Pictures/10000201000000150000000BB0F6C3E7DF509327.png" xlink:type="simple" xlink:show="embed" xlink:actuate="onLoad" loext:mime-type="image/png"/></draw:frame></draw:g><text:s/>werden durch das erste Element von <draw:g text:anchor-type="as-char" svg:y="-0.286cm" draw:z-index="3" draw:style-name="gr1"><svg:title>TexMaths</svg:title><svg:desc>12§display§K_{X}§svg§600§FALSE§</svg:desc><draw:frame draw:style-name="gr2" draw:text-style-name="P17" svg:width="0.655cm" svg:height="0.35cm" svg:x="0cm" svg:y="0cm"><draw:image xlink:href="Pictures/100011F10000022200000124A8231B8843BF680D.svg" xlink:type="simple" xlink:show="embed" xlink:actuate="onLoad" loext:mime-type="image/svg+xml"><text:p/></draw:image><draw:image xlink:href="Pictures/10000201000000150000000BB0F6C3E7DF509327.png" xlink:type="simple" xlink:show="embed" xlink:actuate="onLoad" loext:mime-type="image/png"/></draw:frame></draw:g><text:s/>ersetzt</text:p>
        </text:list-item>
        <text:list-item>
          <text:p text:style-name="P8">Das erste Element von <draw:g text:anchor-type="as-char" svg:y="-0.286cm" draw:z-index="4" draw:style-name="gr1"><svg:title>TexMaths</svg:title><svg:desc>12§display§K_{X}§svg§600§FALSE§</svg:desc><draw:frame draw:style-name="gr2" draw:text-style-name="P17" svg:width="0.655cm" svg:height="0.35cm" svg:x="0cm" svg:y="0cm"><draw:image xlink:href="Pictures/100011F10000022200000124A8231B8843BF680D.svg" xlink:type="simple" xlink:show="embed" xlink:actuate="onLoad" loext:mime-type="image/svg+xml"><text:p/></draw:image><draw:image xlink:href="Pictures/10000201000000150000000BB0F6C3E7DF509327.png" xlink:type="simple" xlink:show="embed" xlink:actuate="onLoad" loext:mime-type="image/png"/></draw:frame></draw:g><text:s/>wird durch <draw:g text:anchor-type="as-char" svg:y="-0.286cm" draw:z-index="5" draw:style-name="gr1"><svg:title>TexMaths</svg:title><svg:desc>12§display§\neg X§svg§600§FALSE§</svg:desc><draw:frame draw:style-name="gr2" draw:text-style-name="P17" svg:width="0.66cm" svg:height="0.287cm" svg:x="0cm" svg:y="0cm"><draw:image xlink:href="Pictures/10000A2E00000227000000EFE17894D1B4E875EB.svg" xlink:type="simple" xlink:show="embed" xlink:actuate="onLoad" loext:mime-type="image/svg+xml"><text:p/></draw:image><draw:image xlink:href="Pictures/1000020100000015000000098C55DE0FA8971ABD.png" xlink:type="simple" xlink:show="embed" xlink:actuate="onLoad" loext:mime-type="image/png"/></draw:frame></draw:g><text:s/>ersetzt</text:p>
        </text:list-item>
      </text:list>
      <text:p text:style-name="P1">Die Ersetzungsregeln des Schrittes 3 werden „erules“, die des Schrittes 4 „crules“ genannt. <text:span text:style-name="T3">Diese werden zum weiteren Gebrauch, aber auch zum Zweck der Kontrolle, ausgegeben.</text:span></text:p>
      <text:h text:style-name="P15" text:outline-level="1">SIG2</text:h>
      <text:p text:style-name="P11"><text:span text:style-name="T4">Für jede Berechnung aller vollständigen Positionen einer dialektischen Struktur <text:s/></text:span><text:span text:style-name="T4"><draw:g text:anchor-type="as-char" svg:y="-0.18cm" draw:z-index="10" draw:style-name="gr3"><svg:title>TexMaths</svg:title><svg:desc>12§display§\tau§svg§600§FALSE§</svg:desc><draw:frame draw:style-name="gr4"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text:span><text:span text:style-name="T4"><text:s text:c="2"/>wird diese zunächst noch einmal wie folgt vereinfacht. </text:span>Einzelne Sätze , bejaht oder verneint, werden identifiziert. Je nach dem, ob es sich um einen bejahten oder verneinten Satz handelt, wird dieser oder seine Negation vorausgesetzt. Diese Vereinfachung wird solange wiederholt bis sich <draw:g text:anchor-type="as-char" svg:y="-0.18cm" draw:z-index="9" draw:style-name="gr1"><svg:title>TexMaths</svg:title><svg:desc>12§display§\tau§svg§600§FALSE§</svg:desc><draw:frame draw:style-name="gr2"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text:s/>nicht mehr ändert. <text:span text:style-name="T3">Die Menge aller Sätze. die eliminiert werden wird zur Kontrolle jeweils ausgegeben.</text:span></text:p>
      <text:p text:style-name="P3">Beispiel</text:p>
      <text:p text:style-name="P4"><draw:g text:anchor-type="as-char" svg:y="-0.314cm" draw:z-index="11" draw:style-name="gr1"><svg:title>TexMaths</svg:title><svg:desc>12§display§\tau = (1 \And 2 \Implies 3) \And 1 §svg§600§FALSE§</svg:desc><draw:frame draw:style-name="gr2" draw:text-style-name="P17" svg:width="3.551cm" svg:height="0.421cm" svg:x="0cm" svg:y="0cm"><draw:image xlink:href="Pictures/10001E9D00000B8F0000015E679C0035993B798E.svg" xlink:type="simple" xlink:show="embed" xlink:actuate="onLoad" loext:mime-type="image/svg+xml"><text:p/></draw:image><draw:image xlink:href="Pictures/10000201000000700000000D68EE5C2A0E63E546.png" xlink:type="simple" xlink:show="embed" xlink:actuate="onLoad" loext:mime-type="image/png"/></draw:frame></draw:g></text:p>
      <text:p text:style-name="P4"><draw:g text:anchor-type="paragraph" draw:z-index="12" draw:name="Shape1" draw:style-name="gr5"><draw:frame draw:style-name="gr2" draw:text-style-name="P17" svg:width="2.357cm" svg:height="0.272cm" svg:x="3.681cm" svg:y="0.102cm"><draw:image xlink:href="Pictures/1000118F000007AD000000E26E6894CF91902041.svg" xlink:type="simple" xlink:show="embed" xlink:actuate="onLoad" loext:mime-type="image/svg+xml"><text:p/></draw:image><draw:image xlink:href="Pictures/100002010000004A00000009B37ABFAB04F6ECEB.png" xlink:type="simple" xlink:show="embed" xlink:actuate="onLoad" loext:mime-type="image/png"/></draw:frame></draw:g>wird vereinfacht zu </text:p>
      <text:p text:style-name="P5"/>
      <text:p text:style-name="P6">Ebenfalls zur Kontrolle werden die Boolean variables dieses vereinfachten <draw:g text:anchor-type="as-char" svg:y="-0.18cm" draw:z-index="13" draw:style-name="gr3"><svg:title>TexMaths</svg:title><svg:desc>12§display§\tau§svg§600§FALSE§</svg:desc><draw:frame draw:style-name="gr6"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text:s/>ausgegeben.</text:p>
      <text:p text:style-name="P6"/>
      <text:p text:style-name="P1">Für die Berechnung aller möglichen vollständigen dialektisch konsistenten Positionen, <draw:g text:anchor-type="as-char" svg:y="-0.18cm" draw:z-index="6" draw:style-name="gr1"><svg:title>TexMaths</svg:title><svg:desc>12§display§\sigma§svg§600§FALSE§</svg:desc><draw:frame draw:style-name="gr2" draw:text-style-name="P17" svg:width="0.255cm" svg:height="0.181cm" svg:x="0cm" svg:y="0cm"><draw:image xlink:href="Pictures/1000040B000000D5000000973C0D0312DA07188D.svg" xlink:type="simple" xlink:show="embed" xlink:actuate="onLoad" loext:mime-type="image/svg+xml"><text:p/></draw:image><draw:image xlink:href="Pictures/100002010000000800000006638C330C14ED13D7.png" xlink:type="simple" xlink:show="embed" xlink:actuate="onLoad" loext:mime-type="image/png"/></draw:frame></draw:g>, wird aus Gründen der Satzersparnis eine Satzmenge vorausgesetzt, nämlich die von allen geteilten background und evidence claims, CON. (In den Positionsdateien entspricht dies den Satzmengen CON[„BK“] und CON[„EV“])</text:p>
      <text:list xml:id="list1521606561" text:style-name="L2">
        <text:list-item>
          <text:p text:style-name="P9">Diese Satzmenge, CON, wird vereinfacht, indem die im vorherigen Schritt ermittelten erules und crules auf sie angewendet werden. <text:span text:style-name="T2">Ergebins CON2</text:span></text:p>
        </text:list-item>
        <text:list-item>
          <text:p text:style-name="P12"><text:span text:style-name="T2">Die dialektische Struktur </text:span><text:span text:style-name="T2"><draw:g text:anchor-type="as-char" svg:y="-0.18cm" draw:z-index="8" draw:style-name="gr1"><svg:title>TexMaths</svg:title><svg:desc>12§display§\tau§svg§600§FALSE§</svg:desc><draw:frame draw:style-name="gr2"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text:span><text:span text:style-name="T2"><text:s/>wird vereinfacht, indem CON2 vorausgesetzt wird</text:span></text:p>
        </text:list-item>
      </text:list>
      <text:h text:style-name="P16" text:outline-level="1">DOJ</text:h>
      <text:p text:style-name="P13">Für jede DOJ(CH|EV&amp;BK)-Berechnung werden folgende Parameter ausgegeben</text:p>
      <text:list xml:id="list192400747" text:style-name="L3">
        <text:list-item>
          <text:p text:style-name="P14"><text:soft-page-break/>{DOJ<text:span text:style-name="T5">(CH|EV&amp;BK),</text:span> <draw:g text:anchor-type="as-char" svg:y="-0.18cm" draw:z-index="14" draw:style-name="gr3"><svg:title>TexMaths</svg:title><svg:desc>12§display§\sigma§svg§600§FALSE§</svg:desc><draw:frame draw:style-name="gr7" draw:text-style-name="P17" svg:width="0.255cm" svg:height="0.181cm" svg:x="0cm" svg:y="0cm"><draw:image xlink:href="Pictures/1000040B000000D5000000973C0D0312DA07188D.svg" xlink:type="simple" xlink:show="embed" xlink:actuate="onLoad" loext:mime-type="image/svg+xml"><text:p/></draw:image><draw:image xlink:href="Pictures/100002010000000800000006638C330C14ED13D7.png" xlink:type="simple" xlink:show="embed" xlink:actuate="onLoad" loext:mime-type="image/png"/></draw:frame></draw:g>(CH&amp;EV&amp;BK), <draw:g text:anchor-type="as-char" svg:y="-0.18cm" draw:z-index="15" draw:style-name="gr3"><svg:title>TexMaths</svg:title><svg:desc>12§display§\sigma§svg§600§FALSE§</svg:desc><draw:frame draw:style-name="gr8" draw:text-style-name="P17" svg:width="0.255cm" svg:height="0.181cm" svg:x="0cm" svg:y="0cm"><draw:image xlink:href="Pictures/1000040B000000D5000000973C0D0312DA07188D.svg" xlink:type="simple" xlink:show="embed" xlink:actuate="onLoad" loext:mime-type="image/svg+xml"><text:p/></draw:image><draw:image xlink:href="Pictures/100002010000000800000006638C330C14ED13D7.png" xlink:type="simple" xlink:show="embed" xlink:actuate="onLoad" loext:mime-type="image/png"/></draw:frame></draw:g>(EV&amp;BK)}</text:p>
        </text:list-item>
        <text:list-item>
          <text:p text:style-name="P14">{Anzahl Boolean variables für <draw:g text:anchor-type="as-char" svg:y="-0.18cm" draw:z-index="16" draw:style-name="gr3"><svg:title>TexMaths</svg:title><svg:desc>12§display§\tau§svg§600§FALSE§</svg:desc><draw:frame draw:style-name="gr9"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EV&amp;BK ), Boolean variables für <draw:g text:anchor-type="as-char" svg:y="-0.18cm" draw:z-index="17" draw:style-name="gr3"><svg:title>TexMaths</svg:title><svg:desc>12§display§\tau§svg§600§FALSE§</svg:desc><draw:frame draw:style-name="gr10"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EV&amp;BK )}</text:p>
        </text:list-item>
        <text:list-item>
          <text:p text:style-name="P14">{Anzahl Boolean variables für <draw:g text:anchor-type="as-char" svg:y="-0.18cm" draw:z-index="18" draw:style-name="gr3"><svg:title>TexMaths</svg:title><svg:desc>12§display§\tau§svg§600§FALSE§</svg:desc><draw:frame draw:style-name="gr11"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CH&amp;EV&amp;BK ), Boolean variables für <draw:g text:anchor-type="as-char" svg:y="-0.18cm" draw:z-index="19" draw:style-name="gr3"><svg:title>TexMaths</svg:title><svg:desc>12§display§\tau§svg§600§FALSE§</svg:desc><draw:frame draw:style-name="gr12" draw:text-style-name="P1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CH&amp;EV&amp;BK )}</text:p>
          <text:p text:style-name="P14"/>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3:18:01.786872574</meta:creation-date>
    <dc:date>2020-09-01T16:21:33.857562126</dc:date>
    <meta:editing-duration>PT35M24S</meta:editing-duration>
    <meta:editing-cycles>15</meta:editing-cycles>
    <meta:generator>LibreOffice/6.1.5.2$Linux_X86_64 LibreOffice_project/10$Build-2</meta:generator>
    <meta:document-statistic meta:table-count="0" meta:image-count="0" meta:object-count="0" meta:page-count="2" meta:paragraph-count="24" meta:word-count="278" meta:character-count="1964" meta:non-whitespace-character-count="1703"/>
  </office:meta>
</office:document-meta>
</file>